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fill-color="#ffffff" draw:opacity="50%" draw:textarea-horizontal-align="justify" draw:textarea-vertical-align="middle" draw:auto-grow-height="false" fo:min-height="1.872cm" fo:min-width="0.384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7cm" loext:decorative="false"/>
      <style:paragraph-properties style:writing-mode="lr-tb"/>
    </style:style>
    <style:style style:name="gr7" style:family="graphic" style:parent-style-name="objectwithoutfill">
      <style:graphic-properties svg:stroke-color="#ff0000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049cm" loext:decorative="false"/>
      <style:paragraph-properties style:writing-mode="lr-tb"/>
    </style:style>
    <style:style style:name="gr9" style:family="graphic" style:parent-style-name="standard">
      <style:graphic-properties draw:fill-color="#ffffff" draw:opacity="50%" draw:textarea-horizontal-align="justify" draw:textarea-vertical-align="middle" draw:auto-grow-height="false" fo:min-height="5.762cm" fo:min-width="0.914cm" loext:decorative="false"/>
    </style:style>
    <style:style style:name="gr10" style:family="graphic" style:parent-style-name="standard">
      <style:graphic-properties svg:stroke-color="#ff0000" draw:textarea-vertical-align="middle" loext:decorative="false"/>
    </style:style>
    <style:style style:name="gr11" style:family="graphic" style:parent-style-name="standard">
      <style:graphic-properties svg:stroke-color="#81d41a" draw:textarea-vertical-align="middle" loext:decorative="false"/>
    </style:style>
    <style:style style:name="gr12" style:family="graphic" style:parent-style-name="standard">
      <style:graphic-properties svg:stroke-color="#d62e4e" draw:textarea-vertical-align="middle" loext:decorative="false"/>
    </style:style>
    <style:style style:name="gr13" style:family="graphic" style:parent-style-name="objectwithoutfill">
      <style:graphic-properties svg:stroke-color="#3465a4" draw:fill="none" draw:textarea-vertical-align="middle" loext:decorative="false"/>
    </style:style>
    <style:style style:name="gr14" style:family="graphic" style:parent-style-name="objectwithoutfill">
      <style:graphic-properties svg:stroke-color="#111111" draw:fill="none" draw:textarea-vertical-align="middle" loext:decorative="false"/>
    </style:style>
    <style:style style:name="gr15" style:family="graphic" style:parent-style-name="standard">
      <style:graphic-properties draw:fill-color="#ffffff" draw:opacity="50%" draw:textarea-horizontal-align="justify" draw:textarea-vertical-align="middle" draw:auto-grow-height="false" fo:min-height="11.064cm" fo:min-width="0.914cm" loext:decorative="false"/>
    </style:style>
    <style:style style:name="gr16" style:family="graphic" style:parent-style-name="objectwithoutfill">
      <style:graphic-properties svg:stroke-color="#00a933" draw:fill="none" draw:textarea-vertical-align="middle" loext:decorative="false"/>
    </style:style>
    <style:style style:name="gr17" style:family="graphic" style:parent-style-name="standard">
      <style:graphic-properties svg:stroke-color="#800080" draw:textarea-vertical-align="middle" loext:decorative="false"/>
    </style:style>
    <style:style style:name="gr18" style:family="graphic" style:parent-style-name="standard">
      <style:graphic-properties svg:stroke-color="#e8a202" draw:textarea-vertical-align="middle" loext:decorative="false"/>
    </style:style>
    <style:style style:name="gr19" style:family="graphic" style:parent-style-name="objectwithoutfill">
      <style:graphic-properties svg:stroke-color="#481d32" draw:fill="none" draw:textarea-vertical-align="middle" loext:decorative="false"/>
    </style:style>
    <style:style style:name="gr20" style:family="graphic" style:parent-style-name="standard">
      <style:graphic-properties loext:decorative="false"/>
    </style:style>
    <style:style style:name="gr21" style:family="graphic" style:parent-style-name="standard">
      <style:graphic-properties svg:stroke-color="#ff0000" draw:fill-color="#ff4000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co1" style:family="table-column">
      <style:table-column-properties style:column-width="2.631cm" style:use-optimal-column-width="false"/>
    </style:style>
    <style:style style:name="co2" style:family="table-column">
      <style:table-column-properties style:column-width="2.632cm" style:use-optimal-column-width="false"/>
    </style:style>
    <style:style style:name="co3" style:family="table-column">
      <style:table-column-properties style:column-width="2.755cm" style:use-optimal-column-width="false"/>
    </style:style>
    <style:style style:name="co4" style:family="table-column">
      <style:table-column-properties style:column-width="2.76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margin-top="0.42cm" fo:margin-bottom="0.35cm"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-color="#ffffff" draw:opacity="50%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400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2.299cm" svg:x="1cm" svg:y="2.75cm">
          <draw:text-box>
            <text:p text:style-name="P1"><text:span text:style-name="T1">C</text:span><text:span text:style-name="T1">as</text:span><text:span text:style-name="T1">e </text:span><text:span text:style-name="T1">1: </text:span><text:span text:style-name="T1">O</text:span><text:span text:style-name="T1">F</text:span><text:span text:style-name="T1">C </text:span><text:span text:style-name="T1">C</text:span><text:span text:style-name="T1">a</text:span><text:span text:style-name="T1">bl</text:span><text:span text:style-name="T1">e </text:span><text:span text:style-name="T1">A-</text:span><text:span text:style-name="T1">B, </text:span><text:span text:style-name="T1">h</text:span><text:span text:style-name="T1">av</text:span><text:span text:style-name="T1">in</text:span><text:span text:style-name="T1">g </text:span><text:span text:style-name="T1">st</text:span><text:span text:style-name="T1">ar</text:span><text:span text:style-name="T1">ti</text:span><text:span text:style-name="T1">n</text:span><text:span text:style-name="T1">g </text:span><text:span text:style-name="T1">n</text:span><text:span text:style-name="T1">o</text:span><text:span text:style-name="T1">d</text:span><text:span text:style-name="T1">e(</text:span><text:span text:style-name="T1">s</text:span><text:span text:style-name="T1">n</text:span><text:span text:style-name="T1">_i</text:span><text:span text:style-name="T1">d) </text:span><text:span text:style-name="T1">as </text:span><text:span text:style-name="T1">A </text:span><text:span text:style-name="T1">a</text:span><text:span text:style-name="T1">n</text:span><text:span text:style-name="T1">d </text:span><text:span text:style-name="T1">e</text:span><text:span text:style-name="T1">n</text:span><text:span text:style-name="T1">di</text:span><text:span text:style-name="T1">n</text:span><text:span text:style-name="T1">g </text:span><text:span text:style-name="T1">n</text:span><text:span text:style-name="T1">o</text:span><text:span text:style-name="T1">d</text:span><text:span text:style-name="T1">e(</text:span><text:span text:style-name="T1">e</text:span><text:span text:style-name="T1">n</text:span><text:span text:style-name="T1">_i</text:span><text:span text:style-name="T1">d) </text:span><text:span text:style-name="T1">as </text:span><text:span text:style-name="T1">B. </text:span><text:span text:style-name="T1">C</text:span><text:span text:style-name="T1">a</text:span><text:span text:style-name="T1">p</text:span><text:span text:style-name="T1">ac</text:span><text:span text:style-name="T1">it</text:span><text:span text:style-name="T1">y </text:span><text:span text:style-name="T1">of </text:span><text:span text:style-name="T1">4</text:span><text:span text:style-name="T1">F </text:span><text:span text:style-name="T1">a</text:span><text:span text:style-name="T1">n</text:span><text:span text:style-name="T1">d </text:span><text:span text:style-name="T1">a </text:span><text:span text:style-name="T1">J</text:span><text:span text:style-name="T1">C </text:span><text:span text:style-name="T1">sa</text:span><text:span text:style-name="T1">y </text:span><text:span text:style-name="T1">J</text:span><text:span text:style-name="T1">C</text:span><text:span text:style-name="T1">1 </text:span><text:span text:style-name="T1">wi</text:span><text:span text:style-name="T1">th </text:span><text:span text:style-name="T1">sa</text:span><text:span text:style-name="T1">y </text:span><text:span text:style-name="T1">id </text:span><text:span text:style-name="T1">1 </text:span><text:span text:style-name="T1">n</text:span><text:span text:style-name="T1">a</text:span><text:span text:style-name="T1">d </text:span><text:span text:style-name="T1">n</text:span><text:span text:style-name="T1">o</text:span><text:span text:style-name="T1">d</text:span><text:span text:style-name="T1">e_</text:span><text:span text:style-name="T1">id </text:span><text:span text:style-name="T1">2 </text:span><text:span text:style-name="T1">in</text:span><text:span text:style-name="T1">se</text:span><text:span text:style-name="T1">rt</text:span><text:span text:style-name="T1">e</text:span><text:span text:style-name="T1">d </text:span><text:span text:style-name="T1">in</text:span><text:span text:style-name="T1">b</text:span><text:span text:style-name="T1">et</text:span><text:span text:style-name="T1">w</text:span><text:span text:style-name="T1">ee</text:span><text:span text:style-name="T1">n </text:span><text:span text:style-name="T1">sa</text:span><text:span text:style-name="T1">y </text:span><text:span text:style-name="T1">at </text:span><text:span text:style-name="T1">1.</text:span><text:span text:style-name="T1">1 </text:span><text:span text:style-name="T1">k</text:span><text:span text:style-name="T1">m </text:span><text:span text:style-name="T1">fr</text:span><text:span text:style-name="T1">o</text:span><text:span text:style-name="T1">m </text:span><text:span text:style-name="T1">st</text:span><text:span text:style-name="T1">ar</text:span><text:span text:style-name="T1">ti</text:span><text:span text:style-name="T1">n</text:span><text:span text:style-name="T1">g </text:span><text:span text:style-name="T1">n</text:span><text:span text:style-name="T1">o</text:span><text:span text:style-name="T1">d</text:span><text:span text:style-name="T1">e.</text:span><text:span text:style-name="T1">S</text:span><text:span text:style-name="T1">pl</text:span><text:span text:style-name="T1">ic</text:span><text:span text:style-name="T1">e </text:span><text:span text:style-name="T1">at </text:span><text:span text:style-name="T1">J</text:span><text:span text:style-name="T1">C</text:span><text:span text:style-name="T1">1 </text:span><text:span text:style-name="T1">is </text:span><text:span text:style-name="T1">fo</text:span><text:span text:style-name="T1">r </text:span><text:span text:style-name="T1">all </text:span><text:span text:style-name="T1">ca</text:span><text:span text:style-name="T1">bl</text:span><text:span text:style-name="T1">es </text:span><text:span text:style-name="T1">wi</text:span><text:span text:style-name="T1">th </text:span><text:span text:style-name="T1">s</text:span><text:span text:style-name="T1">pl</text:span><text:span text:style-name="T1">ic</text:span><text:span text:style-name="T1">e_</text:span><text:span text:style-name="T1">ty</text:span><text:span text:style-name="T1">p</text:span><text:span text:style-name="T1">e </text:span><text:span text:style-name="T1">of </text:span><text:span text:style-name="T1">st</text:span><text:span text:style-name="T1">ra</text:span><text:span text:style-name="T1">ig</text:span><text:span text:style-name="T1">ht</text:span></text:p>
          </draw:text-box>
        </draw:frame>
        <draw:line draw:style-name="gr2" draw:text-style-name="P3" draw:layer="layout" svg:x1="3cm" svg:y1="7.911cm" svg:x2="9.25cm" svg:y2="7.9cm">
          <text:p/>
        </draw:line>
        <draw:line draw:style-name="gr2" draw:text-style-name="P3" draw:layer="layout" svg:x1="3cm" svg:y1="7.411cm" svg:x2="9.25cm" svg:y2="7.4cm">
          <text:p/>
        </draw:line>
        <draw:line draw:style-name="gr2" draw:text-style-name="P3" draw:layer="layout" svg:x1="3cm" svg:y1="6.911cm" svg:x2="9.25cm" svg:y2="6.9cm">
          <text:p/>
        </draw:line>
        <draw:frame draw:style-name="gr3" draw:text-style-name="P4" draw:layer="layout" svg:width="1cm" svg:height="0.569cm" svg:x="19.75cm" svg:y="6.6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.25cm" svg:y="6.162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.25cm" svg:y="7.5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.25cm" svg:y="7.0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.25cm" svg:y="6.6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9.75cm" svg:y="7.592cm">
          <draw:text-box>
            <text:p><text:span text:style-name="T2">F</text:span><text:span text:style-name="T2">4</text:span></text:p>
          </draw:text-box>
        </draw:frame>
        <draw:frame draw:style-name="gr3" draw:text-style-name="P4" draw:layer="layout" svg:width="1cm" svg:height="0.569cm" svg:x="19.75cm" svg:y="7.0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19.75cm" svg:y="6.161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14cm" svg:y="7.431cm">
          <draw:text-box>
            <text:p><text:span text:style-name="T2">1.3 </text:span><text:span text:style-name="T2">km</text:span></text:p>
          </draw:text-box>
        </draw:frame>
        <draw:frame draw:style-name="gr3" draw:text-style-name="P4" draw:layer="layout" svg:width="1.5cm" svg:height="0.569cm" svg:x="13.95cm" svg:y="6.931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4cm" svg:y="6.431cm">
          <draw:text-box>
            <text:p><text:span text:style-name="T2">1.3 </text:span><text:span text:style-name="T2">km</text:span></text:p>
          </draw:text-box>
        </draw:frame>
        <draw:frame draw:style-name="gr3" draw:text-style-name="P4" draw:layer="layout" svg:width="1.5cm" svg:height="0.569cm" svg:x="13.95cm" svg:y="5.9cm">
          <draw:text-box>
            <text:p><text:span text:style-name="T2">1.3 </text:span><text:span text:style-name="T2">km</text:span></text:p>
          </draw:text-box>
        </draw:frame>
        <draw:frame draw:style-name="gr4" draw:text-style-name="P5" draw:layer="layout" svg:width="4cm" svg:height="1cm" svg:x="4.5cm" svg:y="8.25cm">
          <draw:text-box>
            <text:p><text:span text:style-name="T3">A</text:span><text:span text:style-name="T3">-</text:span><text:span text:style-name="T3">B</text:span><text:span text:style-name="T3">(</text:span><text:span text:style-name="T3">S</text:span><text:span text:style-name="T3">e</text:span><text:span text:style-name="T3">g</text:span><text:span text:style-name="T3"> </text:span><text:span text:style-name="T3">1</text:span><text:span text:style-name="T3">)</text:span></text:p>
          </draw:text-box>
        </draw:frame>
        <draw:line draw:style-name="gr2" draw:text-style-name="P3" draw:layer="layout" svg:x1="10cm" svg:y1="6.4cm" svg:x2="19.75cm" svg:y2="6.411cm">
          <text:p/>
        </draw:line>
        <draw:line draw:style-name="gr2" draw:text-style-name="P3" draw:layer="layout" svg:x1="10cm" svg:y1="7.9cm" svg:x2="19.75cm" svg:y2="7.911cm">
          <text:p/>
        </draw:line>
        <draw:line draw:style-name="gr2" draw:text-style-name="P3" draw:layer="layout" svg:x1="10cm" svg:y1="7.4cm" svg:x2="19.75cm" svg:y2="7.411cm">
          <text:p/>
        </draw:line>
        <draw:line draw:style-name="gr2" draw:text-style-name="P3" draw:layer="layout" svg:x1="10cm" svg:y1="6.9cm" svg:x2="19.75cm" svg:y2="6.911cm">
          <text:p/>
        </draw:line>
        <draw:frame draw:style-name="gr3" draw:text-style-name="P4" draw:layer="layout" svg:width="1.5cm" svg:height="0.569cm" svg:x="5.75cm" svg:y="7.4cm">
          <draw:text-box>
            <text:p><text:span text:style-name="T2">1.1 </text:span><text:span text:style-name="T2">km</text:span></text:p>
          </draw:text-box>
        </draw:frame>
        <draw:frame draw:style-name="gr3" draw:text-style-name="P4" draw:layer="layout" svg:width="1.5cm" svg:height="0.569cm" svg:x="5.75cm" svg:y="6.9cm">
          <draw:text-box>
            <text:p><text:span text:style-name="T2">1.1 </text:span><text:span text:style-name="T2">km</text:span></text:p>
          </draw:text-box>
        </draw:frame>
        <draw:frame draw:style-name="gr3" draw:text-style-name="P4" draw:layer="layout" svg:width="1.5cm" svg:height="0.569cm" svg:x="5.75cm" svg:y="6.4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5.75cm" svg:y="5.9cm">
          <draw:text-box>
            <text:p><text:span text:style-name="T2">1.1 </text:span><text:span text:style-name="T2">km</text:span></text:p>
          </draw:text-box>
        </draw:frame>
        <draw:frame draw:style-name="gr4" draw:text-style-name="P5" draw:layer="layout" svg:width="4cm" svg:height="1cm" svg:x="12.75cm" svg:y="8.25cm">
          <draw:text-box>
            <text:p><text:span text:style-name="T3">A-B(Seg 2)</text:span></text:p>
          </draw:text-box>
        </draw:frame>
        <draw:custom-shape draw:style-name="gr5" draw:text-style-name="P6" draw:layer="layout" svg:width="1.25cm" svg:height="3cm" svg:x="9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6.411cm" svg:x2="9.25cm" svg:y2="6.4cm">
          <text:p/>
        </draw:line>
        <draw:frame draw:style-name="gr3" draw:text-style-name="P4" draw:layer="layout" svg:width="1cm" svg:height="0.569cm" svg:x="8cm" svg:y="5.9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8cm" svg:y="7.38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8cm" svg:y="6.88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8cm" svg:y="6.44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25cm" svg:y="6.4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25cm" svg:y="7.3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10.25cm" svg:y="6.8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10.25cm" svg:y="5.95cm">
          <draw:text-box>
            <text:p><text:span text:style-name="T2">F1</text:span></text:p>
          </draw:text-box>
        </draw:frame>
        <draw:frame draw:style-name="gr6" draw:text-style-name="P5" draw:layer="layout" svg:width="1.373cm" svg:height="0.967cm" svg:x="9cm" svg:y="8.533cm">
          <draw:text-box>
            <text:p><text:span text:style-name="T3">JC1</text:span></text:p>
          </draw:text-box>
        </draw:frame>
        <draw:line draw:style-name="gr7" draw:text-style-name="P3" draw:layer="layout" svg:x1="9.25cm" svg:y1="6.4cm" svg:x2="10cm" svg:y2="6.4cm">
          <text:p/>
        </draw:line>
        <draw:line draw:style-name="gr7" draw:text-style-name="P3" draw:layer="layout" svg:x1="9.25cm" svg:y1="6.9cm" svg:x2="10cm" svg:y2="6.9cm">
          <text:p/>
        </draw:line>
        <draw:line draw:style-name="gr7" draw:text-style-name="P3" draw:layer="layout" svg:x1="9.25cm" svg:y1="7.4cm" svg:x2="10cm" svg:y2="7.4cm">
          <text:p/>
        </draw:line>
        <draw:line draw:style-name="gr7" draw:text-style-name="P3" draw:layer="layout" svg:x1="9.25cm" svg:y1="7.9cm" svg:x2="10cm" svg:y2="7.9cm">
          <text:p/>
        </draw:line>
        <draw:frame draw:style-name="gr8" draw:text-style-name="P8" draw:layer="layout" svg:width="19cm" svg:height="2.299cm" svg:x="2.16cm" svg:y="18.25cm">
          <draw:text-box>
            <text:p text:style-name="P7"><text:span text:style-name="T4">Case 3: </text:span><text:span text:style-name="T4">OFC Cable </text:span><text:span text:style-name="T4">X-Y and A-</text:span><text:span text:style-name="T4">B, having </text:span><text:span text:style-name="T4">starting </text:span><text:span text:style-name="T4">node as X </text:span><text:span text:style-name="T4">and A &amp; </text:span><text:span text:style-name="T4">ending </text:span><text:span text:style-name="T4">node as Y </text:span><text:span text:style-name="T4">and B </text:span><text:span text:style-name="T4">respectivel</text:span><text:span text:style-name="T4">y. Capacity </text:span><text:span text:style-name="T4">of 4F and </text:span><text:span text:style-name="T4">2F </text:span><text:span text:style-name="T4">respectivel</text:span><text:span text:style-name="T4">y. A JC say </text:span><text:span text:style-name="T4">JC1 with id </text:span><text:span text:style-name="T4">1 nad </text:span><text:span text:style-name="T4">node_id 2 <text:s/></text:span><text:span text:style-name="T4">inserted </text:span><text:span text:style-name="T4">inbetween </text:span><text:span text:style-name="T4">say at 1.1 </text:span><text:span text:style-name="T4">and 0.7 km </text:span><text:span text:style-name="T1">respectivel</text:span><text:span text:style-name="T1">y from </text:span><text:span text:style-name="T1">starting </text:span><text:span text:style-name="T1">node. </text:span><text:span text:style-name="T1">Fibers </text:span><text:span text:style-name="T1">(ofc_conne</text:span><text:span text:style-name="T1">ctions) are </text:span><text:span text:style-name="T1">spliced as </text:span><text:span text:style-name="T1">crossed </text:span><text:span text:style-name="T1">and </text:span><text:span text:style-name="T1">straight </text:span><text:span text:style-name="T1">joint.</text:span></text:p>
          </draw:text-box>
        </draw:frame>
        <draw:line draw:style-name="gr2" draw:text-style-name="P3" draw:layer="layout" svg:x1="3.41cm" svg:y1="56.772cm" svg:x2="9.66cm" svg:y2="56.761cm">
          <text:p/>
        </draw:line>
        <draw:line draw:style-name="gr2" draw:text-style-name="P3" draw:layer="layout" svg:x1="3.41cm" svg:y1="56.272cm" svg:x2="9.66cm" svg:y2="56.261cm">
          <text:p/>
        </draw:line>
        <draw:line draw:style-name="gr2" draw:text-style-name="P3" xml:id="id3" draw:id="id3" draw:layer="layout" svg:x1="3.41cm" svg:y1="55.772cm" svg:x2="9.66cm" svg:y2="55.761cm">
          <text:p/>
        </draw:line>
        <draw:frame draw:style-name="gr3" draw:text-style-name="P4" draw:layer="layout" svg:width="1cm" svg:height="0.569cm" svg:x="27.85cm" svg:y="55.2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.83cm" svg:y="55.023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.83cm" svg:y="56.453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.83cm" svg:y="55.953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.83cm" svg:y="55.522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7.85cm" svg:y="56.1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7.85cm" svg:y="55.6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7.85cm" svg:y="54.75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11.41cm" svg:y="56.272cm">
          <draw:text-box>
            <text:p><text:span text:style-name="T2">1.3 </text:span><text:span text:style-name="T2">km</text:span></text:p>
          </draw:text-box>
        </draw:frame>
        <draw:frame draw:style-name="gr3" draw:text-style-name="P4" draw:layer="layout" svg:width="1.5cm" svg:height="0.569cm" svg:x="11.41cm" svg:y="55.772cm">
          <draw:text-box>
            <text:p><text:span text:style-name="T2">1.3 </text:span><text:span text:style-name="T2">km</text:span></text:p>
          </draw:text-box>
        </draw:frame>
        <draw:frame draw:style-name="gr3" draw:text-style-name="P4" draw:layer="layout" svg:width="1.5cm" svg:height="0.569cm" svg:x="11.41cm" svg:y="55.272cm">
          <draw:text-box>
            <text:p><text:span text:style-name="T2">1.3 </text:span><text:span text:style-name="T2">km</text:span></text:p>
          </draw:text-box>
        </draw:frame>
        <draw:frame draw:style-name="gr3" draw:text-style-name="P4" draw:layer="layout" svg:width="1.5cm" svg:height="0.569cm" svg:x="11.41cm" svg:y="54.772cm">
          <draw:text-box>
            <text:p><text:span text:style-name="T2">1.3 </text:span><text:span text:style-name="T2">km</text:span></text:p>
          </draw:text-box>
        </draw:frame>
        <draw:frame draw:style-name="gr3" draw:text-style-name="P4" draw:layer="layout" svg:width="2.5cm" svg:height="0.569cm" svg:x="3.41cm" svg:y="56.272cm">
          <draw:text-box>
            <text:p><text:span text:style-name="T2">INI</text:span><text:span text:style-name="T2">TIA</text:span><text:span text:style-name="T2">L </text:span><text:span text:style-name="T2">SN </text:span><text:span text:style-name="T2">= X</text:span></text:p>
          </draw:text-box>
        </draw:frame>
        <draw:frame draw:style-name="gr3" draw:text-style-name="P4" draw:layer="layout" svg:width="2.5cm" svg:height="0.569cm" svg:x="17.66cm" svg:y="54.772cm">
          <draw:text-box>
            <text:p><text:span text:style-name="T2">INI</text:span><text:span text:style-name="T2">TIA</text:span><text:span text:style-name="T2">L </text:span><text:span text:style-name="T2">EN </text:span><text:span text:style-name="T2">= Y</text:span></text:p>
          </draw:text-box>
        </draw:frame>
        <draw:frame draw:style-name="gr3" draw:text-style-name="P4" draw:layer="layout" svg:width="2.5cm" svg:height="0.569cm" svg:x="3.41cm" svg:y="55.772cm">
          <draw:text-box>
            <text:p><text:span text:style-name="T2">INI</text:span><text:span text:style-name="T2">TIA</text:span><text:span text:style-name="T2">L </text:span><text:span text:style-name="T2">SN </text:span><text:span text:style-name="T2">= X</text:span></text:p>
          </draw:text-box>
        </draw:frame>
        <draw:frame draw:style-name="gr3" draw:text-style-name="P4" draw:layer="layout" svg:width="2.5cm" svg:height="0.569cm" svg:x="3.41cm" svg:y="55.272cm">
          <draw:text-box>
            <text:p><text:span text:style-name="T2">INI</text:span><text:span text:style-name="T2">TIA</text:span><text:span text:style-name="T2">L </text:span><text:span text:style-name="T2">SN </text:span><text:span text:style-name="T2">= X</text:span></text:p>
          </draw:text-box>
        </draw:frame>
        <draw:frame draw:style-name="gr3" draw:text-style-name="P4" draw:layer="layout" svg:width="2.5cm" svg:height="0.569cm" svg:x="3.41cm" svg:y="54.772cm">
          <draw:text-box>
            <text:p><text:span text:style-name="T2">INI</text:span><text:span text:style-name="T2">TIA</text:span><text:span text:style-name="T2">L </text:span><text:span text:style-name="T2">SN </text:span><text:span text:style-name="T2">= X</text:span></text:p>
          </draw:text-box>
        </draw:frame>
        <draw:frame draw:style-name="gr3" draw:text-style-name="P4" draw:layer="layout" svg:width="2.5cm" svg:height="0.569cm" svg:x="17.66cm" svg:y="55.272cm">
          <draw:text-box>
            <text:p><text:span text:style-name="T2">INI</text:span><text:span text:style-name="T2">TIA</text:span><text:span text:style-name="T2">L </text:span><text:span text:style-name="T2">EN </text:span><text:span text:style-name="T2">= Y</text:span></text:p>
          </draw:text-box>
        </draw:frame>
        <draw:frame draw:style-name="gr3" draw:text-style-name="P4" draw:layer="layout" svg:width="2.5cm" svg:height="0.569cm" svg:x="17.66cm" svg:y="55.772cm">
          <draw:text-box>
            <text:p><text:span text:style-name="T2">INI</text:span><text:span text:style-name="T2">TIA</text:span><text:span text:style-name="T2">L </text:span><text:span text:style-name="T2">EN </text:span><text:span text:style-name="T2">= Y</text:span></text:p>
          </draw:text-box>
        </draw:frame>
        <draw:frame draw:style-name="gr3" draw:text-style-name="P4" draw:layer="layout" svg:width="2.5cm" svg:height="0.569cm" svg:x="17.66cm" svg:y="56.272cm">
          <draw:text-box>
            <text:p><text:span text:style-name="T2">INI</text:span><text:span text:style-name="T2">TIA</text:span><text:span text:style-name="T2">L </text:span><text:span text:style-name="T2">EN </text:span><text:span text:style-name="T2">= Y</text:span></text:p>
          </draw:text-box>
        </draw:frame>
        <draw:frame draw:style-name="gr4" draw:text-style-name="P5" draw:layer="layout" svg:width="4cm" svg:height="1cm" svg:x="5.41cm" svg:y="57.261cm">
          <draw:text-box>
            <text:p><text:span text:style-name="T3">X-</text:span><text:span text:style-name="T3">Y(</text:span><text:span text:style-name="T3">S</text:span><text:span text:style-name="T3">eg </text:span><text:span text:style-name="T3">1)</text:span></text:p>
          </draw:text-box>
        </draw:frame>
        <draw:frame draw:style-name="gr8" draw:text-style-name="P8" draw:layer="layout" svg:width="19cm" svg:height="2.299cm" svg:x="2.75cm" svg:y="40.75cm">
          <draw:text-box>
            <text:p text:style-name="P9"><text:span text:style-name="T4">C</text:span><text:span text:style-name="T4">as</text:span><text:span text:style-name="T4">e </text:span><text:span text:style-name="T4">4: </text:span><text:span text:style-name="T4">T</text:span><text:span text:style-name="T4">hr</text:span><text:span text:style-name="T4">ee </text:span><text:span text:style-name="T4">ca</text:span><text:span text:style-name="T4">bl</text:span><text:span text:style-name="T4">es </text:span><text:span text:style-name="T4">A-</text:span><text:span text:style-name="T4">B, </text:span><text:span text:style-name="T4">X-</text:span><text:span text:style-name="T4">Y </text:span><text:span text:style-name="T4">a</text:span><text:span text:style-name="T4">n</text:span><text:span text:style-name="T4">d </text:span><text:span text:style-name="T4">M</text:span><text:span text:style-name="T4">-</text:span><text:span text:style-name="T4">N. </text:span><text:span text:style-name="T4">At </text:span><text:span text:style-name="T4">J</text:span><text:span text:style-name="T4">C</text:span><text:span text:style-name="T4">1(</text:span><text:span text:style-name="T4">id </text:span><text:span text:style-name="T4">of </text:span><text:span text:style-name="T4">jc </text:span><text:span text:style-name="T4">11</text:span><text:span text:style-name="T4">,1</text:span><text:span text:style-name="T4">2, </text:span><text:span text:style-name="T4">a</text:span><text:span text:style-name="T4">n</text:span><text:span text:style-name="T4">d </text:span><text:span text:style-name="T4">n</text:span><text:span text:style-name="T4">o</text:span><text:span text:style-name="T4">d</text:span><text:span text:style-name="T4">e_</text:span><text:span text:style-name="T4">id </text:span><text:span text:style-name="T4">2 </text:span><text:span text:style-name="T4">fo</text:span><text:span text:style-name="T4">r </text:span><text:span text:style-name="T4">b</text:span><text:span text:style-name="T4">ot</text:span><text:span text:style-name="T4">h)</text:span><text:span text:style-name="T4">, </text:span><text:span text:style-name="T4">X-</text:span><text:span text:style-name="T4">Y(</text:span><text:span text:style-name="T4">S</text:span><text:span text:style-name="T4">e</text:span><text:span text:style-name="T4">g </text:span><text:span text:style-name="T4">1)</text:span><text:span text:style-name="T4">, </text:span><text:span text:style-name="T4">X-</text:span><text:span text:style-name="T4">Y(</text:span><text:span text:style-name="T4">S</text:span><text:span text:style-name="T4">e</text:span><text:span text:style-name="T4">g </text:span><text:span text:style-name="T4">2)</text:span><text:span text:style-name="T4">, </text:span><text:span text:style-name="T4">M</text:span><text:span text:style-name="T4">-</text:span><text:span text:style-name="T4">N(</text:span><text:span text:style-name="T4">S</text:span><text:span text:style-name="T4">e</text:span><text:span text:style-name="T4">g </text:span><text:span text:style-name="T4">1) </text:span><text:span text:style-name="T4">a</text:span><text:span text:style-name="T4">n</text:span><text:span text:style-name="T4">d </text:span><text:span text:style-name="T4">M</text:span><text:span text:style-name="T4">-</text:span><text:span text:style-name="T4">N(</text:span><text:span text:style-name="T4">S</text:span><text:span text:style-name="T4">e</text:span><text:span text:style-name="T4">g </text:span><text:span text:style-name="T4">2) </text:span><text:span text:style-name="T4">av</text:span><text:span text:style-name="T4">ail</text:span><text:span text:style-name="T4">a</text:span><text:span text:style-name="T4">bl</text:span><text:span text:style-name="T4">e </text:span><text:span text:style-name="T4">fo</text:span><text:span text:style-name="T4">r </text:span><text:span text:style-name="T4">s</text:span><text:span text:style-name="T4">pl</text:span><text:span text:style-name="T4">ici</text:span><text:span text:style-name="T4">n</text:span><text:span text:style-name="T4">g </text:span><text:span text:style-name="T4">b</text:span><text:span text:style-name="T4">et</text:span><text:span text:style-name="T4">w</text:span><text:span text:style-name="T4">ee</text:span><text:span text:style-name="T4">n </text:span><text:span text:style-name="T4">th</text:span><text:span text:style-name="T4">e</text:span><text:span text:style-name="T4">m</text:span><text:span text:style-name="T4">.A</text:span><text:span text:style-name="T4">t </text:span><text:span text:style-name="T4">J</text:span><text:span text:style-name="T4">C</text:span><text:span text:style-name="T4">2(</text:span><text:span text:style-name="T4">id </text:span><text:span text:style-name="T4">of </text:span><text:span text:style-name="T4">jc </text:span><text:span text:style-name="T4">13</text:span><text:span text:style-name="T4">,1</text:span><text:span text:style-name="T4">4,</text:span><text:span text:style-name="T4">15 </text:span><text:span text:style-name="T4">a</text:span><text:span text:style-name="T4">n</text:span><text:span text:style-name="T4">d </text:span><text:span text:style-name="T4">n</text:span><text:span text:style-name="T4">o</text:span><text:span text:style-name="T4">d</text:span><text:span text:style-name="T4">e_</text:span><text:span text:style-name="T4">id </text:span><text:span text:style-name="T4">3 </text:span><text:span text:style-name="T4">fo</text:span><text:span text:style-name="T4">r </text:span><text:span text:style-name="T4">all </text:span><text:span text:style-name="T4">th</text:span><text:span text:style-name="T4">re</text:span><text:span text:style-name="T4">e)</text:span><text:span text:style-name="T4">, </text:span><text:span text:style-name="T4">A-</text:span><text:span text:style-name="T4">B </text:span><text:span text:style-name="T4">(S</text:span><text:span text:style-name="T4">e</text:span><text:span text:style-name="T4">g </text:span><text:span text:style-name="T4">1)</text:span><text:span text:style-name="T4">, </text:span><text:span text:style-name="T4">A-</text:span><text:span text:style-name="T4">B(</text:span><text:span text:style-name="T4">S</text:span><text:span text:style-name="T4">e</text:span><text:span text:style-name="T4">g </text:span><text:span text:style-name="T4">2)</text:span><text:span text:style-name="T4">, </text:span><text:span text:style-name="T4">X-</text:span><text:span text:style-name="T4">Y(</text:span><text:span text:style-name="T4">S</text:span><text:span text:style-name="T4">e</text:span><text:span text:style-name="T4">g </text:span><text:span text:style-name="T4">2)</text:span><text:span text:style-name="T4">, </text:span><text:span text:style-name="T4">X-</text:span><text:span text:style-name="T4">Y(</text:span><text:span text:style-name="T4">S</text:span><text:span text:style-name="T4">e</text:span><text:span text:style-name="T4">g </text:span><text:span text:style-name="T4">3)</text:span><text:span text:style-name="T4">, </text:span><text:span text:style-name="T4">M</text:span><text:span text:style-name="T4">-</text:span><text:span text:style-name="T4">N(</text:span><text:span text:style-name="T4">S</text:span><text:span text:style-name="T4">e</text:span><text:span text:style-name="T4">g </text:span><text:span text:style-name="T4">2) </text:span><text:span text:style-name="T4">a</text:span><text:span text:style-name="T4">n</text:span><text:span text:style-name="T4">d </text:span><text:span text:style-name="T4">M</text:span><text:span text:style-name="T4">-</text:span><text:span text:style-name="T4">N(</text:span><text:span text:style-name="T4">S</text:span><text:span text:style-name="T4">e</text:span><text:span text:style-name="T4">g </text:span><text:span text:style-name="T4">3) </text:span><text:span text:style-name="T4">av</text:span><text:span text:style-name="T4">ail</text:span><text:span text:style-name="T4">a</text:span><text:span text:style-name="T4">bl</text:span><text:span text:style-name="T4">e </text:span><text:span text:style-name="T4">fo</text:span><text:span text:style-name="T4">r </text:span><text:span text:style-name="T4">s</text:span><text:span text:style-name="T4">pl</text:span><text:span text:style-name="T4">ici</text:span><text:span text:style-name="T4">n</text:span><text:span text:style-name="T4">g </text:span><text:span text:style-name="T4">b</text:span><text:span text:style-name="T4">et</text:span><text:span text:style-name="T4">w</text:span><text:span text:style-name="T4">ee</text:span><text:span text:style-name="T4">n </text:span><text:span text:style-name="T4">th</text:span><text:span text:style-name="T4">e</text:span><text:span text:style-name="T4">m</text:span><text:span text:style-name="T4">.</text:span></text:p>
          </draw:text-box>
        </draw:frame>
        <draw:line draw:style-name="gr2" draw:text-style-name="P3" draw:layer="layout" svg:x1="10.41cm" svg:y1="55.261cm" svg:x2="22cm" svg:y2="55.25cm">
          <text:p/>
        </draw:line>
        <draw:line draw:style-name="gr2" draw:text-style-name="P3" xml:id="id9" draw:id="id9" draw:layer="layout" svg:x1="10.641cm" svg:y1="56.75cm" svg:x2="22cm" svg:y2="56.75cm">
          <text:p/>
        </draw:line>
        <draw:line draw:style-name="gr2" draw:text-style-name="P3" draw:layer="layout" svg:x1="10.641cm" svg:y1="56.25cm" svg:x2="22cm" svg:y2="56.25cm">
          <text:p/>
        </draw:line>
        <draw:line draw:style-name="gr2" draw:text-style-name="P3" xml:id="id5" draw:id="id5" draw:layer="layout" svg:x1="10.41cm" svg:y1="55.761cm" svg:x2="22cm" svg:y2="55.75cm">
          <text:p/>
        </draw:line>
        <draw:frame draw:style-name="gr3" draw:text-style-name="P4" draw:layer="layout" svg:width="1.5cm" svg:height="0.569cm" svg:x="6.16cm" svg:y="56.261cm">
          <draw:text-box>
            <text:p><text:span text:style-name="T2">1.1 </text:span><text:span text:style-name="T2">km</text:span></text:p>
          </draw:text-box>
        </draw:frame>
        <draw:frame draw:style-name="gr3" draw:text-style-name="P4" draw:layer="layout" svg:width="1.5cm" svg:height="0.569cm" svg:x="6.16cm" svg:y="55.761cm">
          <draw:text-box>
            <text:p><text:span text:style-name="T2">1.1 </text:span><text:span text:style-name="T2">km</text:span></text:p>
          </draw:text-box>
        </draw:frame>
        <draw:frame draw:style-name="gr3" draw:text-style-name="P4" draw:layer="layout" svg:width="1.5cm" svg:height="0.569cm" svg:x="6.16cm" svg:y="55.261cm">
          <draw:text-box>
            <text:p><text:span text:style-name="T2">1.1 </text:span><text:span text:style-name="T2">km</text:span></text:p>
          </draw:text-box>
        </draw:frame>
        <draw:frame draw:style-name="gr3" draw:text-style-name="P4" draw:layer="layout" svg:width="1.5cm" svg:height="0.569cm" svg:x="6.16cm" svg:y="54.761cm">
          <draw:text-box>
            <text:p><text:span text:style-name="T2">1.1 </text:span><text:span text:style-name="T2">km</text:span></text:p>
          </draw:text-box>
        </draw:frame>
        <draw:frame draw:style-name="gr4" draw:text-style-name="P5" draw:layer="layout" svg:width="4cm" svg:height="1cm" svg:x="13.91cm" svg:y="57.261cm">
          <draw:text-box>
            <text:p><text:span text:style-name="T3">X-</text:span><text:span text:style-name="T3">Y(</text:span><text:span text:style-name="T3">S</text:span><text:span text:style-name="T3">eg </text:span><text:span text:style-name="T3">2)</text:span></text:p>
          </draw:text-box>
        </draw:frame>
        <draw:custom-shape draw:style-name="gr9" draw:text-style-name="P6" draw:layer="layout" svg:width="2cm" svg:height="8.5cm" svg:x="8.891cm" svg:y="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1" draw:id="id1" draw:layer="layout" svg:x1="3.41cm" svg:y1="55.272cm" svg:x2="9.66cm" svg:y2="55.261cm">
          <text:p/>
        </draw:line>
        <draw:frame draw:style-name="gr3" draw:text-style-name="P4" draw:layer="layout" svg:width="1cm" svg:height="0.569cm" svg:x="8.41cm" svg:y="54.811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8.41cm" svg:y="56.24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8.41cm" svg:y="55.74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8.41cm" svg:y="55.3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66cm" svg:y="55.31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66cm" svg:y="56.24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10.66cm" svg:y="55.74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10.66cm" svg:y="54.811cm">
          <draw:text-box>
            <text:p><text:span text:style-name="T2">F1</text:span></text:p>
          </draw:text-box>
        </draw:frame>
        <draw:line draw:style-name="gr2" draw:text-style-name="P3" draw:layer="layout" svg:x1="3.33cm" svg:y1="61.772cm" svg:x2="9.58cm" svg:y2="61.761cm">
          <text:p/>
        </draw:line>
        <draw:frame draw:style-name="gr3" draw:text-style-name="P4" draw:layer="layout" svg:width="1cm" svg:height="0.569cm" svg:x="28.47cm" svg:y="61.2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.75cm" svg:y="61.023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.75cm" svg:y="61.522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8.47cm" svg:y="60.75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11.33cm" svg:y="61.272cm">
          <draw:text-box>
            <text:p><text:span text:style-name="T2">2.3 </text:span><text:span text:style-name="T2">km</text:span></text:p>
          </draw:text-box>
        </draw:frame>
        <draw:frame draw:style-name="gr3" draw:text-style-name="P4" draw:layer="layout" svg:width="1.5cm" svg:height="0.569cm" svg:x="11.33cm" svg:y="60.772cm">
          <draw:text-box>
            <text:p><text:span text:style-name="T2">2.3 </text:span><text:span text:style-name="T2">km</text:span></text:p>
          </draw:text-box>
        </draw:frame>
        <draw:frame draw:style-name="gr3" draw:text-style-name="P4" draw:layer="layout" svg:width="2.5cm" svg:height="0.569cm" svg:x="17.58cm" svg:y="60.772cm">
          <draw:text-box>
            <text:p><text:span text:style-name="T2">INI</text:span><text:span text:style-name="T2">TIA</text:span><text:span text:style-name="T2">L </text:span><text:span text:style-name="T2">EN </text:span><text:span text:style-name="T2">= B</text:span></text:p>
          </draw:text-box>
        </draw:frame>
        <draw:frame draw:style-name="gr3" draw:text-style-name="P4" draw:layer="layout" svg:width="2.5cm" svg:height="0.569cm" svg:x="3.33cm" svg:y="61.272cm">
          <draw:text-box>
            <text:p><text:span text:style-name="T2">INI</text:span><text:span text:style-name="T2">TIA</text:span><text:span text:style-name="T2">L </text:span><text:span text:style-name="T2">SN </text:span><text:span text:style-name="T2">= A</text:span></text:p>
          </draw:text-box>
        </draw:frame>
        <draw:frame draw:style-name="gr3" draw:text-style-name="P4" draw:layer="layout" svg:width="2.5cm" svg:height="0.569cm" svg:x="3.33cm" svg:y="60.772cm">
          <draw:text-box>
            <text:p><text:span text:style-name="T2">INI</text:span><text:span text:style-name="T2">TIA</text:span><text:span text:style-name="T2">L </text:span><text:span text:style-name="T2">SN </text:span><text:span text:style-name="T2">= A</text:span></text:p>
          </draw:text-box>
        </draw:frame>
        <draw:frame draw:style-name="gr3" draw:text-style-name="P4" draw:layer="layout" svg:width="2.5cm" svg:height="0.569cm" svg:x="17.58cm" svg:y="61.272cm">
          <draw:text-box>
            <text:p><text:span text:style-name="T2">INI</text:span><text:span text:style-name="T2">TIA</text:span><text:span text:style-name="T2">L </text:span><text:span text:style-name="T2">EN </text:span><text:span text:style-name="T2">= B</text:span></text:p>
          </draw:text-box>
        </draw:frame>
        <draw:frame draw:style-name="gr4" draw:text-style-name="P5" draw:layer="layout" svg:width="4cm" svg:height="1cm" svg:x="4.25cm" svg:y="62.25cm">
          <draw:text-box>
            <text:p><text:span text:style-name="T3">M</text:span><text:span text:style-name="T3">-</text:span><text:span text:style-name="T3">N(</text:span><text:span text:style-name="T3">S</text:span><text:span text:style-name="T3">eg </text:span><text:span text:style-name="T3">1)</text:span></text:p>
          </draw:text-box>
        </draw:frame>
        <draw:line draw:style-name="gr2" draw:text-style-name="P3" xml:id="id6" draw:id="id6" draw:layer="layout" svg:x1="10.33cm" svg:y1="61.261cm" svg:x2="22cm" svg:y2="61.25cm">
          <text:p/>
        </draw:line>
        <draw:line draw:style-name="gr2" draw:text-style-name="P3" xml:id="id4" draw:id="id4" draw:layer="layout" svg:x1="10.33cm" svg:y1="61.761cm" svg:x2="22cm" svg:y2="61.75cm">
          <text:p/>
        </draw:line>
        <draw:frame draw:style-name="gr3" draw:text-style-name="P4" draw:layer="layout" svg:width="1.5cm" svg:height="0.569cm" svg:x="6.08cm" svg:y="61.261cm">
          <draw:text-box>
            <text:p><text:span text:style-name="T2">0.7 </text:span><text:span text:style-name="T2">km</text:span></text:p>
          </draw:text-box>
        </draw:frame>
        <draw:frame draw:style-name="gr3" draw:text-style-name="P4" draw:layer="layout" svg:width="1.5cm" svg:height="0.569cm" svg:x="6.08cm" svg:y="60.761cm">
          <draw:text-box>
            <text:p><text:span text:style-name="T2">0.7 </text:span><text:span text:style-name="T2">km</text:span></text:p>
          </draw:text-box>
        </draw:frame>
        <draw:line draw:style-name="gr2" draw:text-style-name="P3" xml:id="id2" draw:id="id2" draw:layer="layout" svg:x1="3.33cm" svg:y1="61.272cm" svg:x2="9.58cm" svg:y2="61.261cm">
          <text:p/>
        </draw:line>
        <draw:frame draw:style-name="gr3" draw:text-style-name="P4" draw:layer="layout" svg:width="1cm" svg:height="0.569cm" svg:x="8.33cm" svg:y="60.811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8.33cm" svg:y="61.3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58cm" svg:y="61.31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58cm" svg:y="60.811cm">
          <draw:text-box>
            <text:p><text:span text:style-name="T2">F1</text:span></text:p>
          </draw:text-box>
        </draw:frame>
        <draw:frame draw:style-name="gr6" draw:text-style-name="P5" draw:layer="layout" svg:width="1.373cm" svg:height="0.967cm" svg:x="9.33cm" svg:y="62.794cm">
          <draw:text-box>
            <text:p><text:span text:style-name="T3">J</text:span><text:span text:style-name="T3">C</text:span><text:span text:style-name="T3">1</text:span></text:p>
          </draw:text-box>
        </draw:frame>
        <draw:connector draw:style-name="gr10" draw:text-style-name="P10" draw:layer="layout" draw:line-skew="-0.02cm" svg:x1="9.66cm" svg:y1="55.266cm" svg:x2="9.58cm" svg:y2="61.266cm" draw:start-shape="id1" draw:start-glue-point="1" draw:end-shape="id2" draw:end-glue-point="1" svg:d="M9660 55266h481v6000h-561" svg:viewBox="0 0 562 6001">
          <text:p/>
        </draw:connector>
        <draw:connector draw:style-name="gr11" draw:text-style-name="P10" draw:layer="layout" draw:line-skew="-0.52cm" svg:x1="9.66cm" svg:y1="55.766cm" svg:x2="10.33cm" svg:y2="61.755cm" draw:start-shape="id3" draw:start-glue-point="1" draw:end-shape="id4" draw:end-glue-point="3" svg:d="M9660 55766h-19v2995h188v2994h501" svg:viewBox="0 0 690 5990">
          <text:p/>
        </draw:connector>
        <draw:connector draw:style-name="gr12" draw:text-style-name="P10" draw:layer="layout" draw:line-skew="0.562cm" svg:x1="10.41cm" svg:y1="55.755cm" svg:x2="10.33cm" svg:y2="61.255cm" draw:start-shape="id5" draw:start-glue-point="3" draw:end-shape="id6" draw:end-glue-point="3" svg:d="M10410 55755h-19v5500h-61" svg:viewBox="0 0 81 5501">
          <text:p/>
        </draw:connector>
        <draw:line draw:style-name="gr13" draw:text-style-name="P3" draw:layer="layout" svg:x1="9.641cm" svg:y1="56.25cm" svg:x2="10.391cm" svg:y2="55.25cm">
          <text:p/>
        </draw:line>
        <draw:line draw:style-name="gr14" draw:text-style-name="P3" draw:layer="layout" svg:x1="9.641cm" svg:y1="56.75cm" svg:x2="10.641cm" svg:y2="56.75cm">
          <text:p/>
        </draw:line>
        <draw:line draw:style-name="gr2" draw:text-style-name="P3" draw:layer="layout" svg:x1="2.33cm" svg:y1="49.261cm" svg:x2="22cm" svg:y2="49.25cm">
          <text:p/>
        </draw:line>
        <draw:frame draw:style-name="gr3" draw:text-style-name="P4" draw:layer="layout" svg:width="1cm" svg:height="0.569cm" svg:x="27.5cm" svg:y="4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.75cm" svg:y="48.512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1.75cm" svg:y="49.01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7.5cm" svg:y="48.5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23.75cm" svg:y="48.75cm">
          <draw:text-box>
            <text:p><text:span text:style-name="T2">2.3 </text:span><text:span text:style-name="T2">km</text:span></text:p>
          </draw:text-box>
        </draw:frame>
        <draw:frame draw:style-name="gr3" draw:text-style-name="P4" draw:layer="layout" svg:width="1.5cm" svg:height="0.569cm" svg:x="23.75cm" svg:y="48.25cm">
          <draw:text-box>
            <text:p><text:span text:style-name="T2">2.3 </text:span><text:span text:style-name="T2">km</text:span></text:p>
          </draw:text-box>
        </draw:frame>
        <draw:frame draw:style-name="gr4" draw:text-style-name="P5" draw:layer="layout" svg:width="4cm" svg:height="1cm" svg:x="11cm" svg:y="49.75cm">
          <draw:text-box>
            <text:p><text:span text:style-name="T3">A-</text:span><text:span text:style-name="T3">B </text:span><text:span text:style-name="T3">(S</text:span><text:span text:style-name="T3">eg </text:span><text:span text:style-name="T3">1)</text:span></text:p>
          </draw:text-box>
        </draw:frame>
        <draw:line draw:style-name="gr2" draw:text-style-name="P3" draw:layer="layout" svg:x1="22.75cm" svg:y1="48.739cm" svg:x2="27.5cm" svg:y2="48.75cm">
          <text:p/>
        </draw:line>
        <draw:line draw:style-name="gr2" draw:text-style-name="P3" draw:layer="layout" svg:x1="22.75cm" svg:y1="49.239cm" svg:x2="27.5cm" svg:y2="49.25cm">
          <text:p/>
        </draw:line>
        <draw:frame draw:style-name="gr3" draw:text-style-name="P4" draw:layer="layout" svg:width="1.5cm" svg:height="0.569cm" svg:x="5.08cm" svg:y="48.75cm">
          <draw:text-box>
            <text:p><text:span text:style-name="T2">2.7 </text:span><text:span text:style-name="T2">km</text:span></text:p>
          </draw:text-box>
        </draw:frame>
        <draw:frame draw:style-name="gr3" draw:text-style-name="P4" draw:layer="layout" svg:width="1.5cm" svg:height="0.569cm" svg:x="5.08cm" svg:y="48.25cm">
          <draw:text-box>
            <text:p><text:span text:style-name="T2">2.7 </text:span><text:span text:style-name="T2">km</text:span></text:p>
          </draw:text-box>
        </draw:frame>
        <draw:frame draw:style-name="gr4" draw:text-style-name="P5" draw:layer="layout" svg:width="4cm" svg:height="1cm" svg:x="24.75cm" svg:y="49.75cm">
          <draw:text-box>
            <text:p><text:span text:style-name="T3">A-</text:span><text:span text:style-name="T3">B(</text:span><text:span text:style-name="T3">S</text:span><text:span text:style-name="T3">eg </text:span><text:span text:style-name="T3">2)</text:span></text:p>
          </draw:text-box>
        </draw:frame>
        <draw:line draw:style-name="gr2" draw:text-style-name="P3" xml:id="id7" draw:id="id7" draw:layer="layout" svg:x1="2.25cm" svg:y1="48.75cm" svg:x2="21.92cm" svg:y2="48.739cm">
          <text:p/>
        </draw:line>
        <draw:frame draw:style-name="gr3" draw:text-style-name="P4" draw:layer="layout" svg:width="1cm" svg:height="0.569cm" svg:x="20.75cm" svg:y="48.2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0.75cm" svg:y="48.7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3cm" svg:y="48.78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3cm" svg:y="48.289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0.83cm" svg:y="55.2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0.83cm" svg:y="56.1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0.83cm" svg:y="55.6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0.83cm" svg:y="54.7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0.75cm" svg:y="61.2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0.75cm" svg:y="60.75cm">
          <draw:text-box>
            <text:p><text:span text:style-name="T2">F1</text:span></text:p>
          </draw:text-box>
        </draw:frame>
        <draw:line draw:style-name="gr2" draw:text-style-name="P3" draw:layer="layout" svg:x1="23cm" svg:y1="55.25cm" svg:x2="28cm" svg:y2="55.25cm">
          <text:p/>
        </draw:line>
        <draw:line draw:style-name="gr2" draw:text-style-name="P3" xml:id="id8" draw:id="id8" draw:layer="layout" svg:x1="23cm" svg:y1="55.75cm" svg:x2="28cm" svg:y2="55.75cm">
          <text:p/>
        </draw:line>
        <draw:line draw:style-name="gr2" draw:text-style-name="P3" xml:id="id11" draw:id="id11" draw:layer="layout" svg:x1="22.75cm" svg:y1="56.25cm" svg:x2="28cm" svg:y2="56.25cm">
          <text:p/>
        </draw:line>
        <draw:line draw:style-name="gr2" draw:text-style-name="P3" draw:layer="layout" svg:x1="23cm" svg:y1="56.75cm" svg:x2="28cm" svg:y2="56.75cm">
          <text:p/>
        </draw:line>
        <draw:line draw:style-name="gr2" draw:text-style-name="P3" draw:layer="layout" svg:x1="23cm" svg:y1="61.25cm" svg:x2="28.5cm" svg:y2="61.25cm">
          <text:p/>
        </draw:line>
        <draw:line draw:style-name="gr2" draw:text-style-name="P3" xml:id="id10" draw:id="id10" draw:layer="layout" svg:x1="23cm" svg:y1="61.75cm" svg:x2="28.5cm" svg:y2="61.75cm">
          <text:p/>
        </draw:line>
        <draw:frame draw:style-name="gr3" draw:text-style-name="P4" draw:layer="layout" svg:width="1cm" svg:height="0.569cm" svg:x="23.75cm" svg:y="55.3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3.75cm" svg:y="56.2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3.75cm" svg:y="55.7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3.75cm" svg:y="54.8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4cm" svg:y="61.28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4cm" svg:y="60.781cm">
          <draw:text-box>
            <text:p><text:span text:style-name="T2">F1</text:span></text:p>
          </draw:text-box>
        </draw:frame>
        <draw:custom-shape draw:style-name="gr15" draw:text-style-name="P6" draw:layer="layout" svg:width="2cm" svg:height="16cm" svg:x="21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373cm" svg:height="0.967cm" svg:x="21.877cm" svg:y="63.5cm">
          <draw:text-box>
            <text:p><text:span text:style-name="T3">JC2</text:span></text:p>
          </draw:text-box>
        </draw:frame>
        <draw:connector draw:style-name="gr10" draw:text-style-name="P10" draw:layer="layout" svg:x1="21.92cm" svg:y1="48.744cm" svg:x2="23cm" svg:y2="55.75cm" draw:start-shape="id7" draw:start-glue-point="1" draw:end-shape="id8" draw:end-glue-point="3" svg:d="M21920 48744h540v7006h540" svg:viewBox="0 0 1081 7007">
          <text:p/>
        </draw:connector>
        <draw:line draw:style-name="gr13" draw:text-style-name="P3" draw:layer="layout" svg:x1="22cm" svg:y1="49.25cm" svg:x2="23cm" svg:y2="49.25cm">
          <text:p/>
        </draw:line>
        <draw:line draw:style-name="gr16" draw:text-style-name="P3" draw:layer="layout" svg:x1="22.75cm" svg:y1="48.75cm" svg:x2="22cm" svg:y2="61.25cm">
          <text:p/>
        </draw:line>
        <draw:connector draw:style-name="gr17" draw:text-style-name="P10" draw:layer="layout" draw:line-skew="2.25cm" svg:x1="22cm" svg:y1="56.75cm" svg:x2="23cm" svg:y2="61.75cm" draw:start-shape="id9" draw:start-glue-point="1" draw:end-shape="id10" draw:end-glue-point="3" svg:d="M22000 56750v4750h1000v250" svg:viewBox="0 0 1001 5001">
          <text:p/>
        </draw:connector>
        <draw:connector draw:style-name="gr18" draw:text-style-name="P10" draw:layer="layout" svg:x1="22cm" svg:y1="61.755cm" svg:x2="22.75cm" svg:y2="56.25cm" draw:start-shape="id4" draw:start-glue-point="1" draw:end-shape="id11" draw:end-glue-point="3" svg:d="M22000 61755h750v-5505" svg:viewBox="0 0 751 5506">
          <text:p/>
        </draw:connector>
        <draw:line draw:style-name="gr13" draw:text-style-name="P3" draw:layer="layout" svg:x1="22cm" svg:y1="55.25cm" svg:x2="23cm" svg:y2="55.25cm">
          <text:p/>
        </draw:line>
        <draw:line draw:style-name="gr19" draw:text-style-name="P3" draw:layer="layout" svg:x1="22cm" svg:y1="56.25cm" svg:x2="23.25cm" svg:y2="56.75cm">
          <text:p/>
        </draw:line>
        <draw:frame draw:style-name="gr3" draw:text-style-name="P4" draw:layer="layout" svg:width="3cm" svg:height="0.569cm" svg:x="8.5cm" svg:y="4.681cm">
          <draw:text-box>
            <text:p><text:span text:style-name="T2">A-B 2.4 km</text:span></text:p>
          </draw:text-box>
        </draw:frame>
        <draw:frame draw:style-name="gr20" draw:layer="layout" svg:width="15.786cm" svg:height="4.809cm" svg:x="3.463cm" svg:y="10.8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1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2" draw:layer="layout" svg:width="14cm" svg:height="1cm" svg:x="5cm" svg:y="9.75cm">
          <draw:text-box>
            <text:p>Updated ofc_connections for cable A-B</text:p>
          </draw:text-box>
        </draw:frame>
        <draw:frame draw:style-name="gr8" draw:text-style-name="P2" draw:layer="layout" svg:width="19cm" svg:height="2.299cm" svg:x="21.5cm" svg:y="2.75cm">
          <draw:text-box>
            <text:p text:style-name="P1"><text:span text:style-name="T1">C</text:span><text:span text:style-name="T1">a</text:span><text:span text:style-name="T1">s</text:span><text:span text:style-name="T1">e </text:span><text:span text:style-name="T1">2: </text:span><text:span text:style-name="T1">O</text:span><text:span text:style-name="T1">F</text:span><text:span text:style-name="T1">C </text:span><text:span text:style-name="T1">C</text:span><text:span text:style-name="T1">a</text:span><text:span text:style-name="T1">bl</text:span><text:span text:style-name="T1">e </text:span><text:span text:style-name="T1">A</text:span><text:span text:style-name="T1">-</text:span><text:span text:style-name="T1">B</text:span><text:span text:style-name="T1">, </text:span><text:span text:style-name="T1">h</text:span><text:span text:style-name="T1">a</text:span><text:span text:style-name="T1">vi</text:span><text:span text:style-name="T1">n</text:span><text:span text:style-name="T1">g </text:span><text:span text:style-name="T1">st</text:span><text:span text:style-name="T1">a</text:span><text:span text:style-name="T1">rt</text:span><text:span text:style-name="T1">in</text:span><text:span text:style-name="T1">g </text:span><text:span text:style-name="T1">n</text:span><text:span text:style-name="T1">o</text:span><text:span text:style-name="T1">d</text:span><text:span text:style-name="T1">e(</text:span><text:span text:style-name="T1">s</text:span><text:span text:style-name="T1">n</text:span><text:span text:style-name="T1">_i</text:span><text:span text:style-name="T1">d</text:span><text:span text:style-name="T1">) </text:span><text:span text:style-name="T1">a</text:span><text:span text:style-name="T1">s </text:span><text:span text:style-name="T1">A </text:span><text:span text:style-name="T1">a</text:span><text:span text:style-name="T1">n</text:span><text:span text:style-name="T1">d </text:span><text:span text:style-name="T1">e</text:span><text:span text:style-name="T1">n</text:span><text:span text:style-name="T1">di</text:span><text:span text:style-name="T1">n</text:span><text:span text:style-name="T1">g </text:span><text:span text:style-name="T1">n</text:span><text:span text:style-name="T1">o</text:span><text:span text:style-name="T1">d</text:span><text:span text:style-name="T1">e(</text:span><text:span text:style-name="T1">e</text:span><text:span text:style-name="T1">n</text:span><text:span text:style-name="T1">_i</text:span><text:span text:style-name="T1">d</text:span><text:span text:style-name="T1">) </text:span><text:span text:style-name="T1">a</text:span><text:span text:style-name="T1">s </text:span><text:span text:style-name="T1">B</text:span><text:span text:style-name="T1">. </text:span><text:span text:style-name="T1">C</text:span><text:span text:style-name="T1">a</text:span><text:span text:style-name="T1">p</text:span><text:span text:style-name="T1">a</text:span><text:span text:style-name="T1">ci</text:span><text:span text:style-name="T1">ty </text:span><text:span text:style-name="T1">o</text:span><text:span text:style-name="T1">f </text:span><text:span text:style-name="T1">4</text:span><text:span text:style-name="T1">F </text:span><text:span text:style-name="T1">a</text:span><text:span text:style-name="T1">n</text:span><text:span text:style-name="T1">d </text:span><text:span text:style-name="T1">a </text:span><text:span text:style-name="T1">J</text:span><text:span text:style-name="T1">C </text:span><text:span text:style-name="T1">s</text:span><text:span text:style-name="T1">a</text:span><text:span text:style-name="T1">y </text:span><text:span text:style-name="T1">J</text:span><text:span text:style-name="T1">C</text:span><text:span text:style-name="T1">1 </text:span><text:span text:style-name="T1">w</text:span><text:span text:style-name="T1">it</text:span><text:span text:style-name="T1">h </text:span><text:span text:style-name="T1">s</text:span><text:span text:style-name="T1">a</text:span><text:span text:style-name="T1">y </text:span><text:span text:style-name="T1">id </text:span><text:span text:style-name="T1">1 </text:span><text:span text:style-name="T1">n</text:span><text:span text:style-name="T1">a</text:span><text:span text:style-name="T1">d </text:span><text:span text:style-name="T1">n</text:span><text:span text:style-name="T1">o</text:span><text:span text:style-name="T1">d</text:span><text:span text:style-name="T1">e</text:span><text:span text:style-name="T1">_i</text:span><text:span text:style-name="T1">d </text:span><text:span text:style-name="T1">2 </text:span><text:span text:style-name="T1">in</text:span><text:span text:style-name="T1">s</text:span><text:span text:style-name="T1">e</text:span><text:span text:style-name="T1">rt</text:span><text:span text:style-name="T1">e</text:span><text:span text:style-name="T1">d </text:span><text:span text:style-name="T1">in</text:span><text:span text:style-name="T1">b</text:span><text:span text:style-name="T1">et</text:span><text:span text:style-name="T1">w</text:span><text:span text:style-name="T1">e</text:span><text:span text:style-name="T1">e</text:span><text:span text:style-name="T1">n </text:span><text:span text:style-name="T1">s</text:span><text:span text:style-name="T1">a</text:span><text:span text:style-name="T1">y </text:span><text:span text:style-name="T1">at </text:span><text:span text:style-name="T1">1.</text:span><text:span text:style-name="T1">1 </text:span><text:span text:style-name="T1">k</text:span><text:span text:style-name="T1">m </text:span><text:span text:style-name="T1">fr</text:span><text:span text:style-name="T1">o</text:span><text:span text:style-name="T1">m </text:span><text:span text:style-name="T1">st</text:span><text:span text:style-name="T1">a</text:span><text:span text:style-name="T1">rt</text:span><text:span text:style-name="T1">in</text:span><text:span text:style-name="T1">g </text:span><text:span text:style-name="T1">n</text:span><text:span text:style-name="T1">o</text:span><text:span text:style-name="T1">d</text:span><text:span text:style-name="T1">e.</text:span><text:span text:style-name="T1">S</text:span><text:span text:style-name="T1">pl</text:span><text:span text:style-name="T1">ic</text:span><text:span text:style-name="T1">e </text:span><text:span text:style-name="T1">at </text:span><text:span text:style-name="T1">J</text:span><text:span text:style-name="T1">C</text:span><text:span text:style-name="T1">1 </text:span><text:span text:style-name="T1">is </text:span><text:span text:style-name="T1">f</text:span><text:span text:style-name="T1">o</text:span><text:span text:style-name="T1">r </text:span><text:span text:style-name="T1">s</text:span><text:span text:style-name="T1">o</text:span><text:span text:style-name="T1">m</text:span><text:span text:style-name="T1">e </text:span><text:span text:style-name="T1">c</text:span><text:span text:style-name="T1">a</text:span><text:span text:style-name="T1">bl</text:span><text:span text:style-name="T1">e</text:span><text:span text:style-name="T1">s </text:span><text:span text:style-name="T1">w</text:span><text:span text:style-name="T1">it</text:span><text:span text:style-name="T1">h </text:span><text:span text:style-name="T1">s</text:span><text:span text:style-name="T1">pl</text:span><text:span text:style-name="T1">ic</text:span><text:span text:style-name="T1">e</text:span><text:span text:style-name="T1">_t</text:span><text:span text:style-name="T1">y</text:span><text:span text:style-name="T1">p</text:span><text:span text:style-name="T1">e </text:span><text:span text:style-name="T1">o</text:span><text:span text:style-name="T1">f </text:span><text:span text:style-name="T1">st</text:span><text:span text:style-name="T1">r</text:span><text:span text:style-name="T1">ai</text:span><text:span text:style-name="T1">g</text:span><text:span text:style-name="T1">h</text:span><text:span text:style-name="T1">t </text:span><text:span text:style-name="T1">a</text:span><text:span text:style-name="T1">n</text:span><text:span text:style-name="T1">d </text:span><text:span text:style-name="T1">s</text:span><text:span text:style-name="T1">o</text:span><text:span text:style-name="T1">m</text:span><text:span text:style-name="T1">e </text:span><text:span text:style-name="T1">a</text:span><text:span text:style-name="T1">r</text:span><text:span text:style-name="T1">e </text:span><text:span text:style-name="T1">n</text:span><text:span text:style-name="T1">o</text:span><text:span text:style-name="T1">t </text:span><text:span text:style-name="T1">s</text:span><text:span text:style-name="T1">pl</text:span><text:span text:style-name="T1">ic</text:span><text:span text:style-name="T1">e</text:span><text:span text:style-name="T1">d</text:span></text:p>
          </draw:text-box>
        </draw:frame>
        <draw:line draw:style-name="gr2" draw:text-style-name="P3" xml:id="id12" draw:id="id12" draw:layer="layout" svg:x1="23.5cm" svg:y1="7.911cm" svg:x2="29.75cm" svg:y2="7.9cm">
          <text:p/>
        </draw:line>
        <draw:line draw:style-name="gr2" draw:text-style-name="P3" draw:layer="layout" svg:x1="23.5cm" svg:y1="7.411cm" svg:x2="29.75cm" svg:y2="7.4cm">
          <text:p/>
        </draw:line>
        <draw:line draw:style-name="gr2" draw:text-style-name="P3" xml:id="id14" draw:id="id14" draw:layer="layout" svg:x1="23.5cm" svg:y1="6.911cm" svg:x2="29.75cm" svg:y2="6.9cm">
          <text:p/>
        </draw:line>
        <draw:frame draw:style-name="gr3" draw:text-style-name="P4" draw:layer="layout" svg:width="1cm" svg:height="0.569cm" svg:x="40.25cm" svg:y="6.6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2.75cm" svg:y="6.162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2.75cm" svg:y="7.5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2.75cm" svg:y="7.0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2.75cm" svg:y="6.6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40.25cm" svg:y="7.5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40.25cm" svg:y="7.0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40.25cm" svg:y="6.161cm">
          <draw:text-box>
            <text:p><text:span text:style-name="T2">F1</text:span></text:p>
          </draw:text-box>
        </draw:frame>
        <draw:frame draw:style-name="gr4" draw:text-style-name="P5" draw:layer="layout" svg:width="4cm" svg:height="1cm" svg:x="25cm" svg:y="8.25cm">
          <draw:text-box>
            <text:p><text:span text:style-name="T3">A-B(Seg 1)</text:span></text:p>
          </draw:text-box>
        </draw:frame>
        <draw:line draw:style-name="gr2" draw:text-style-name="P3" draw:layer="layout" svg:x1="30.5cm" svg:y1="6.4cm" svg:x2="40.25cm" svg:y2="6.411cm">
          <text:p/>
        </draw:line>
        <draw:line draw:style-name="gr2" draw:text-style-name="P3" draw:layer="layout" svg:x1="30.5cm" svg:y1="7.9cm" svg:x2="40.25cm" svg:y2="7.911cm">
          <text:p/>
        </draw:line>
        <draw:line draw:style-name="gr2" draw:text-style-name="P3" xml:id="id15" draw:id="id15" draw:layer="layout" svg:x1="30.5cm" svg:y1="7.4cm" svg:x2="40.25cm" svg:y2="7.411cm">
          <text:p/>
        </draw:line>
        <draw:line draw:style-name="gr2" draw:text-style-name="P3" xml:id="id13" draw:id="id13" draw:layer="layout" svg:x1="30.5cm" svg:y1="6.9cm" svg:x2="40.25cm" svg:y2="6.911cm">
          <text:p/>
        </draw:line>
        <draw:frame draw:style-name="gr4" draw:text-style-name="P5" draw:layer="layout" svg:width="4cm" svg:height="1cm" svg:x="33.25cm" svg:y="8.25cm">
          <draw:text-box>
            <text:p><text:span text:style-name="T3">A-B(Seg 2)</text:span></text:p>
          </draw:text-box>
        </draw:frame>
        <draw:custom-shape draw:style-name="gr5" draw:text-style-name="P6" draw:layer="layout" svg:width="1.25cm" svg:height="3cm" svg:x="29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3.5cm" svg:y1="6.411cm" svg:x2="29.75cm" svg:y2="6.4cm">
          <text:p/>
        </draw:line>
        <draw:frame draw:style-name="gr3" draw:text-style-name="P4" draw:layer="layout" svg:width="1cm" svg:height="0.569cm" svg:x="28.5cm" svg:y="5.9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8.5cm" svg:y="7.38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8.5cm" svg:y="6.88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8.5cm" svg:y="6.44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30.75cm" svg:y="6.4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30.75cm" svg:y="7.3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30.75cm" svg:y="6.8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30.75cm" svg:y="5.95cm">
          <draw:text-box>
            <text:p><text:span text:style-name="T2">F1</text:span></text:p>
          </draw:text-box>
        </draw:frame>
        <draw:frame draw:style-name="gr6" draw:text-style-name="P5" draw:layer="layout" svg:width="1.373cm" svg:height="0.967cm" svg:x="29.5cm" svg:y="8.533cm">
          <draw:text-box>
            <text:p><text:span text:style-name="T3">J</text:span><text:span text:style-name="T3">C</text:span><text:span text:style-name="T3">1</text:span></text:p>
          </draw:text-box>
        </draw:frame>
        <draw:line draw:style-name="gr7" draw:text-style-name="P3" draw:layer="layout" svg:x1="29.75cm" svg:y1="6.4cm" svg:x2="30.5cm" svg:y2="6.4cm">
          <text:p/>
        </draw:line>
        <draw:frame draw:style-name="gr20" draw:layer="layout" svg:width="16.536cm" svg:height="5.077cm" svg:x="23.963cm" svg:y="10.8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1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3</text:p>
              </table:table-cell>
              <table:table-cell>
                <text:p><text:span text:style-name="T2">Not fully spliced so it will be null/blank</text:span> </text:p>
              </table:table-cell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1" draw:text-style-name="P13" draw:layer="layout" draw:line-skew="0cm -0.662cm 7.251cm" svg:x1="29.75cm" svg:y1="7.905cm" svg:x2="30.5cm" svg:y2="6.905cm" draw:start-shape="id12" draw:start-glue-point="1" draw:end-shape="id13" draw:end-glue-point="3" svg:d="M29750 7905h501v-155h-1v-845h250" svg:viewBox="0 0 751 1001">
          <text:p/>
        </draw:connector>
        <draw:connector draw:style-name="gr11" draw:text-style-name="P10" draw:layer="layout" svg:x1="29.75cm" svg:y1="6.905cm" svg:x2="30.5cm" svg:y2="7.405cm" draw:start-shape="id14" draw:start-glue-point="1" draw:end-shape="id15" draw:end-glue-point="3" svg:d="M29750 6905h375v500h375" svg:viewBox="0 0 751 501">
          <text:p/>
        </draw:connector>
        <draw:line draw:style-name="gr2" draw:text-style-name="P3" draw:layer="layout" svg:x1="3.41cm" svg:y1="25.511cm" svg:x2="9.66cm" svg:y2="25.5cm">
          <text:p/>
        </draw:line>
        <draw:line draw:style-name="gr2" draw:text-style-name="P3" draw:layer="layout" svg:x1="3.41cm" svg:y1="25.011cm" svg:x2="9.66cm" svg:y2="25cm">
          <text:p/>
        </draw:line>
        <draw:line draw:style-name="gr2" draw:text-style-name="P3" xml:id="id18" draw:id="id18" draw:layer="layout" svg:x1="3.41cm" svg:y1="24.511cm" svg:x2="9.66cm" svg:y2="24.5cm">
          <text:p/>
        </draw:line>
        <draw:frame draw:style-name="gr3" draw:text-style-name="P4" draw:layer="layout" svg:width="1cm" svg:height="0.569cm" svg:x="20.16cm" svg:y="24.2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.83cm" svg:y="23.762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.83cm" svg:y="25.1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.83cm" svg:y="24.6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.83cm" svg:y="24.2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0.16cm" svg:y="25.192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20.16cm" svg:y="24.692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20.16cm" svg:y="23.761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11.41cm" svg:y="25.011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1.41cm" svg:y="24.511cm">
          <draw:text-box>
            <text:p><text:span text:style-name="T2">1.3 </text:span><text:span text:style-name="T2">km</text:span></text:p>
          </draw:text-box>
        </draw:frame>
        <draw:frame draw:style-name="gr3" draw:text-style-name="P4" draw:layer="layout" svg:width="1.5cm" svg:height="0.569cm" svg:x="11.41cm" svg:y="24.011cm">
          <draw:text-box>
            <text:p><text:span text:style-name="T2">1.3 km</text:span></text:p>
          </draw:text-box>
        </draw:frame>
        <draw:frame draw:style-name="gr3" draw:text-style-name="P4" draw:layer="layout" svg:width="1.5cm" svg:height="0.569cm" svg:x="11.41cm" svg:y="23.511cm">
          <draw:text-box>
            <text:p><text:span text:style-name="T2">1.3 km</text:span></text:p>
          </draw:text-box>
        </draw:frame>
        <draw:frame draw:style-name="gr4" draw:text-style-name="P5" draw:layer="layout" svg:width="4cm" svg:height="1cm" svg:x="5.41cm" svg:y="26cm">
          <draw:text-box>
            <text:p><text:span text:style-name="T3">X-</text:span><text:span text:style-name="T3">Y(</text:span><text:span text:style-name="T3">S</text:span><text:span text:style-name="T3">eg </text:span><text:span text:style-name="T3">1)</text:span></text:p>
          </draw:text-box>
        </draw:frame>
        <draw:line draw:style-name="gr2" draw:text-style-name="P3" draw:layer="layout" svg:x1="10.41cm" svg:y1="24cm" svg:x2="20.16cm" svg:y2="24.011cm">
          <text:p/>
        </draw:line>
        <draw:line draw:style-name="gr2" draw:text-style-name="P3" draw:layer="layout" svg:x1="10.641cm" svg:y1="25.489cm" svg:x2="20.16cm" svg:y2="25.511cm">
          <text:p/>
        </draw:line>
        <draw:line draw:style-name="gr2" draw:text-style-name="P3" draw:layer="layout" svg:x1="10.641cm" svg:y1="24.989cm" svg:x2="20.16cm" svg:y2="25.011cm">
          <text:p/>
        </draw:line>
        <draw:line draw:style-name="gr2" draw:text-style-name="P3" xml:id="id20" draw:id="id20" draw:layer="layout" svg:x1="10.41cm" svg:y1="24.5cm" svg:x2="20.16cm" svg:y2="24.511cm">
          <text:p/>
        </draw:line>
        <draw:frame draw:style-name="gr3" draw:text-style-name="P4" draw:layer="layout" svg:width="1.5cm" svg:height="0.569cm" svg:x="6.16cm" svg:y="25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6.16cm" svg:y="24.5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6.16cm" svg:y="24cm">
          <draw:text-box>
            <text:p><text:span text:style-name="T2">1.1 km</text:span></text:p>
          </draw:text-box>
        </draw:frame>
        <draw:frame draw:style-name="gr3" draw:text-style-name="P4" draw:layer="layout" svg:width="1.5cm" svg:height="0.569cm" svg:x="6.16cm" svg:y="23.5cm">
          <draw:text-box>
            <text:p><text:span text:style-name="T2">1.1 km</text:span></text:p>
          </draw:text-box>
        </draw:frame>
        <draw:frame draw:style-name="gr4" draw:text-style-name="P5" draw:layer="layout" svg:width="4cm" svg:height="1cm" svg:x="13.91cm" svg:y="26cm">
          <draw:text-box>
            <text:p><text:span text:style-name="T3">X-Y(Seg 2)</text:span></text:p>
          </draw:text-box>
        </draw:frame>
        <draw:custom-shape draw:style-name="gr9" draw:text-style-name="P6" draw:layer="layout" svg:width="2cm" svg:height="8.5cm" svg:x="8.891cm" svg:y="22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xml:id="id16" draw:id="id16" draw:layer="layout" svg:x1="3.41cm" svg:y1="24.011cm" svg:x2="9.66cm" svg:y2="24cm">
          <text:p/>
        </draw:line>
        <draw:frame draw:style-name="gr3" draw:text-style-name="P4" draw:layer="layout" svg:width="1cm" svg:height="0.569cm" svg:x="8.41cm" svg:y="23.5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8.41cm" svg:y="24.98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8.41cm" svg:y="24.48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8.41cm" svg:y="24.04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66cm" svg:y="24.0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66cm" svg:y="24.981cm">
          <draw:text-box>
            <text:p><text:span text:style-name="T2">F4</text:span></text:p>
          </draw:text-box>
        </draw:frame>
        <draw:frame draw:style-name="gr3" draw:text-style-name="P4" draw:layer="layout" svg:width="1cm" svg:height="0.569cm" svg:x="10.66cm" svg:y="24.481cm">
          <draw:text-box>
            <text:p><text:span text:style-name="T2">F3</text:span></text:p>
          </draw:text-box>
        </draw:frame>
        <draw:frame draw:style-name="gr3" draw:text-style-name="P4" draw:layer="layout" svg:width="1cm" svg:height="0.569cm" svg:x="10.66cm" svg:y="23.55cm">
          <draw:text-box>
            <text:p><text:span text:style-name="T2">F1</text:span></text:p>
          </draw:text-box>
        </draw:frame>
        <draw:line draw:style-name="gr2" draw:text-style-name="P3" draw:layer="layout" svg:x1="3.33cm" svg:y1="30.511cm" svg:x2="9.58cm" svg:y2="30.5cm">
          <text:p/>
        </draw:line>
        <draw:frame draw:style-name="gr3" draw:text-style-name="P4" draw:layer="layout" svg:width="1cm" svg:height="0.569cm" svg:x="20.08cm" svg:y="30.2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.75cm" svg:y="29.762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2.75cm" svg:y="30.261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20.08cm" svg:y="29.761cm">
          <draw:text-box>
            <text:p><text:span text:style-name="T2">F1</text:span></text:p>
          </draw:text-box>
        </draw:frame>
        <draw:frame draw:style-name="gr3" draw:text-style-name="P4" draw:layer="layout" svg:width="1.5cm" svg:height="0.569cm" svg:x="11.33cm" svg:y="30.011cm">
          <draw:text-box>
            <text:p><text:span text:style-name="T2">2.3 km</text:span></text:p>
          </draw:text-box>
        </draw:frame>
        <draw:frame draw:style-name="gr3" draw:text-style-name="P4" draw:layer="layout" svg:width="1.5cm" svg:height="0.569cm" svg:x="11.33cm" svg:y="29.511cm">
          <draw:text-box>
            <text:p><text:span text:style-name="T2">2.3 km</text:span></text:p>
          </draw:text-box>
        </draw:frame>
        <draw:frame draw:style-name="gr4" draw:text-style-name="P5" draw:layer="layout" svg:width="4cm" svg:height="1cm" svg:x="4.25cm" svg:y="31cm">
          <draw:text-box>
            <text:p><text:span text:style-name="T3">A-B(Seg 1)</text:span></text:p>
          </draw:text-box>
        </draw:frame>
        <draw:line draw:style-name="gr2" draw:text-style-name="P3" xml:id="id21" draw:id="id21" draw:layer="layout" svg:x1="10.33cm" svg:y1="30cm" svg:x2="20.08cm" svg:y2="30.011cm">
          <text:p/>
        </draw:line>
        <draw:line draw:style-name="gr2" draw:text-style-name="P3" xml:id="id19" draw:id="id19" draw:layer="layout" svg:x1="10.33cm" svg:y1="30.5cm" svg:x2="20.08cm" svg:y2="30.511cm">
          <text:p/>
        </draw:line>
        <draw:frame draw:style-name="gr3" draw:text-style-name="P4" draw:layer="layout" svg:width="1.5cm" svg:height="0.569cm" svg:x="6.08cm" svg:y="30cm">
          <draw:text-box>
            <text:p><text:span text:style-name="T2">0.7 km</text:span></text:p>
          </draw:text-box>
        </draw:frame>
        <draw:frame draw:style-name="gr3" draw:text-style-name="P4" draw:layer="layout" svg:width="1.5cm" svg:height="0.569cm" svg:x="6.08cm" svg:y="29.5cm">
          <draw:text-box>
            <text:p><text:span text:style-name="T2">0.7 km</text:span></text:p>
          </draw:text-box>
        </draw:frame>
        <draw:frame draw:style-name="gr4" draw:text-style-name="P5" draw:layer="layout" svg:width="4cm" svg:height="1cm" svg:x="13.75cm" svg:y="31cm">
          <draw:text-box>
            <text:p><text:span text:style-name="T3">A-B(Seg 2)</text:span></text:p>
          </draw:text-box>
        </draw:frame>
        <draw:line draw:style-name="gr2" draw:text-style-name="P3" xml:id="id17" draw:id="id17" draw:layer="layout" svg:x1="3.33cm" svg:y1="30.011cm" svg:x2="9.58cm" svg:y2="30cm">
          <text:p/>
        </draw:line>
        <draw:frame draw:style-name="gr3" draw:text-style-name="P4" draw:layer="layout" svg:width="1cm" svg:height="0.569cm" svg:x="8.33cm" svg:y="29.55cm">
          <draw:text-box>
            <text:p><text:span text:style-name="T2">F1</text:span></text:p>
          </draw:text-box>
        </draw:frame>
        <draw:frame draw:style-name="gr3" draw:text-style-name="P4" draw:layer="layout" svg:width="1cm" svg:height="0.569cm" svg:x="8.33cm" svg:y="30.049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58cm" svg:y="30.05cm">
          <draw:text-box>
            <text:p><text:span text:style-name="T2">F2</text:span></text:p>
          </draw:text-box>
        </draw:frame>
        <draw:frame draw:style-name="gr3" draw:text-style-name="P4" draw:layer="layout" svg:width="1cm" svg:height="0.569cm" svg:x="10.58cm" svg:y="29.55cm">
          <draw:text-box>
            <text:p><text:span text:style-name="T2">F1</text:span></text:p>
          </draw:text-box>
        </draw:frame>
        <draw:frame draw:style-name="gr6" draw:text-style-name="P5" draw:layer="layout" svg:width="1.373cm" svg:height="0.967cm" svg:x="9.33cm" svg:y="31.533cm">
          <draw:text-box>
            <text:p><text:span text:style-name="T3">JC1</text:span></text:p>
          </draw:text-box>
        </draw:frame>
        <draw:connector draw:style-name="gr10" draw:text-style-name="P10" draw:layer="layout" draw:line-skew="-0.02cm" svg:x1="9.66cm" svg:y1="24.005cm" svg:x2="9.58cm" svg:y2="30.005cm" draw:start-shape="id16" draw:start-glue-point="1" draw:end-shape="id17" draw:end-glue-point="1" svg:d="M9660 24005h481v6000h-561" svg:viewBox="0 0 562 6001">
          <text:p/>
        </draw:connector>
        <draw:connector draw:style-name="gr11" draw:text-style-name="P10" draw:layer="layout" draw:line-skew="-0.52cm" svg:x1="9.66cm" svg:y1="24.505cm" svg:x2="10.33cm" svg:y2="30.505cm" draw:start-shape="id18" draw:start-glue-point="1" draw:end-shape="id19" draw:end-glue-point="3" svg:d="M9660 24505h-19v3001h188v2999h501" svg:viewBox="0 0 690 6001">
          <text:p/>
        </draw:connector>
        <draw:connector draw:style-name="gr12" draw:text-style-name="P10" draw:layer="layout" draw:line-skew="0.562cm" svg:x1="10.41cm" svg:y1="24.505cm" svg:x2="10.33cm" svg:y2="30.005cm" draw:start-shape="id20" draw:start-glue-point="3" draw:end-shape="id21" draw:end-glue-point="3" svg:d="M10410 24505h-19v5500h-61" svg:viewBox="0 0 81 5501">
          <text:p/>
        </draw:connector>
        <draw:line draw:style-name="gr13" draw:text-style-name="P3" draw:layer="layout" svg:x1="9.641cm" svg:y1="24.989cm" svg:x2="10.391cm" svg:y2="23.989cm">
          <text:p/>
        </draw:line>
        <draw:line draw:style-name="gr14" draw:text-style-name="P3" draw:layer="layout" svg:x1="9.641cm" svg:y1="25.489cm" svg:x2="10.641cm" svg:y2="25.489cm">
          <text:p/>
        </draw:line>
        <draw:frame draw:style-name="gr20" draw:layer="layout" svg:width="16.536cm" svg:height="2.885cm" svg:x="24.5cm" svg:y="21.3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1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A</text:p>
              </table:table-cell>
              <table:table-cell>
                <text:p>Id of X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2" draw:text-style-name="P12" draw:layer="layout" svg:width="11.713cm" svg:height="1.25cm" svg:x="27.25cm" svg:y="20cm">
          <draw:text-box>
            <text:p>Updated ofc_connections for cable A-B</text:p>
          </draw:text-box>
        </draw:frame>
        <draw:frame draw:style-name="gr20" draw:layer="layout" svg:width="16.536cm" svg:height="4.809cm" svg:x="24.464cm" svg:y="29.3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1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X</text:p>
              </table:table-cell>
              <table:table-cell>
                <text:p>Id of A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Id of X</text:p>
              </table:table-cell>
              <table:table-cell>
                <text:p>Id of B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Id of X</text:p>
              </table:table-cell>
              <table:table-cell>
                <text:p>Id of Y</text:p>
              </table:table-cell>
            </table:table-row>
            <table:table-row table:style-name="ro1" table:default-cell-style-name="bg-none"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Id of X</text:p>
              </table:table-cell>
              <table:table-cell>
                <text:p>Id of Y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2" draw:layer="layout" svg:width="11.999cm" svg:height="1cm" svg:x="27.751cm" svg:y="28.25cm">
          <draw:text-box>
            <text:p>Updated ofc_connections for cable X-Y</text:p>
          </draw:text-box>
        </draw:frame>
        <draw:frame draw:style-name="gr4" draw:text-style-name="P12" draw:layer="layout" svg:width="14cm" svg:height="1cm" svg:x="24.5cm" svg:y="9.75cm">
          <draw:text-box>
            <text:p>Updated ofc_connections for cable A-B</text:p>
          </draw:text-box>
        </draw:frame>
        <draw:frame draw:style-name="gr4" draw:text-style-name="P5" draw:layer="layout" svg:width="4cm" svg:height="1cm" svg:x="25.5cm" svg:y="57.25cm">
          <draw:text-box>
            <text:p><text:span text:style-name="T3">X-Y(Seg 3)</text:span></text:p>
          </draw:text-box>
        </draw:frame>
        <draw:frame draw:style-name="gr4" draw:text-style-name="P5" draw:layer="layout" svg:width="4cm" svg:height="1cm" svg:x="13.25cm" svg:y="62.25cm">
          <draw:text-box>
            <text:p><text:span text:style-name="T3">M-N(Seg 2)</text:span></text:p>
          </draw:text-box>
        </draw:frame>
        <draw:frame draw:style-name="gr4" draw:text-style-name="P5" draw:layer="layout" svg:width="4cm" svg:height="1cm" svg:x="26.25cm" svg:y="62.25cm">
          <draw:text-box>
            <text:p><text:span text:style-name="T3">M-N(Seg 3)</text:span></text:p>
          </draw:text-box>
        </draw:frame>
        <draw:frame draw:style-name="gr20" draw:layer="layout" svg:width="16.536cm" svg:height="2.885cm" svg:x="29.011cm" svg:y="45.3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1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Id of A</text:p>
              </table:table-cell>
              <table:table-cell>
                <text:p>Id of Y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Id of A</text:p>
              </table:table-cell>
              <table:table-cell>
                <text:p>Id of B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2" draw:text-style-name="P12" draw:layer="layout" svg:width="11.713cm" svg:height="1.25cm" svg:x="29.287cm" svg:y="43.5cm">
          <draw:text-box>
            <text:p>Updated ofc_connections for cable A-B</text:p>
          </draw:text-box>
        </draw:frame>
        <draw:frame draw:style-name="gr20" draw:layer="layout" svg:width="16.536cm" svg:height="4.809cm" svg:x="29.214cm" svg:y="50.6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1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X</text:p>
              </table:table-cell>
              <table:table-cell>
                <text:p>Id of M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Id of X</text:p>
              </table:table-cell>
              <table:table-cell>
                <text:p>Id of Y</text:p>
              </table:table-cell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Id of X</text:p>
              </table:table-cell>
              <table:table-cell>
                <text:p>Id of Y</text:p>
              </table:table-cell>
            </table:table-row>
            <table:table-row table:style-name="ro1" table:default-cell-style-name="bg-none"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Id of X</text:p>
              </table:table-cell>
              <table:table-cell>
                <text:p>Id of N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2" draw:layer="layout" svg:width="11.999cm" svg:height="1cm" svg:x="29.82cm" svg:y="49.303cm">
          <draw:text-box>
            <text:p>Updated ofc_connections for cable X-Y</text:p>
          </draw:text-box>
        </draw:frame>
        <draw:frame draw:style-name="gr20" draw:layer="layout" svg:width="16.536cm" svg:height="2.885cm" svg:x="29.5cm" svg:y="58.5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bg-none">
              <table:table-cell>
                <text:p><text:span text:style-name="T5">fiber_no_sn</text:span></text:p>
              </table:table-cell>
              <table:table-cell>
                <text:p><text:span text:style-name="T5">fiber_no_en</text:span></text:p>
              </table:table-cell>
              <table:table-cell>
                <text:p><text:span text:style-name="T2">updated_fiber_no_sn</text:span></text:p>
              </table:table-cell>
              <table:table-cell>
                <text:p><text:span text:style-name="T2">updated_fiber_no_en</text:span></text:p>
              </table:table-cell>
              <table:table-cell>
                <text:p text:style-name="P11"><text:span text:style-name="T6">updated_sn_id</text:span></text:p>
              </table:table-cell>
              <table:table-cell>
                <text:p><text:span text:style-name="T6">updated_en_id</text:span>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Id of M</text:p>
              </table:table-cell>
              <table:table-cell>
                <text:p>Id of X</text:p>
              </table:table-cell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2" draw:text-style-name="P12" draw:layer="layout" svg:width="11.713cm" svg:height="1.25cm" svg:x="29.776cm" svg:y="56.75cm">
          <draw:text-box>
            <text:p>Updated ofc_connections for cable M-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3:57:39.718727554</meta:creation-date>
    <dc:date>2025-10-04T13:54:57.401554355</dc:date>
    <meta:editing-duration>PT2H27M11S</meta:editing-duration>
    <meta:editing-cycles>20</meta:editing-cycles>
    <meta:generator>LibreOffice/24.2.7.2$Linux_X86_64 LibreOffice_project/420$Build-2</meta:generator>
    <meta:document-statistic meta:object-count="267"/>
  </office:meta>
</office:document-meta>
</file>